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3" svg:font-family="'Times New Roman'"/>
    <style:font-face style:name="Times New Roman2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4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officeooo:paragraph-rsid="0023c786"/>
    </style:style>
    <style:style style:name="P2" style:family="paragraph" style:parent-style-name="Text_20_body">
      <style:text-properties officeooo:paragraph-rsid="0023c786"/>
    </style:style>
    <style:style style:name="P3" style:family="paragraph" style:parent-style-name="Text_20_body" style:list-style-name="L2">
      <style:text-properties officeooo:paragraph-rsid="0023c786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style:paragraph-properties fo:text-align="center" style:writing-mode="lr-tb"/>
      <style:text-properties fo:font-size="8.5pt" style:font-size-asian="8.5pt" style:font-size-complex="8.5pt"/>
    </style:style>
    <style:style style:name="P8" style:family="paragraph">
      <style:paragraph-properties fo:text-align="center" style:writing-mode="lr-tb"/>
      <style:text-properties fo:font-size="7pt" style:font-size-asian="7pt" style:font-size-complex="7pt"/>
    </style:style>
    <style:style style:name="P9" style:family="paragraph">
      <style:paragraph-properties fo:text-align="justify" style:writing-mode="lr-tb"/>
    </style:style>
    <style:style style:name="T1" style:family="text">
      <style:text-properties style:font-name="Times New Roman2" fo:font-size="14pt" officeooo:rsid="0023c786" style:font-size-asian="14pt" style:font-size-complex="14pt"/>
    </style:style>
    <style:style style:name="T2" style:family="text">
      <style:text-properties style:font-name="Times New Roman2" fo:font-size="14pt" officeooo:rsid="0020df9c" style:font-size-asian="14pt" style:font-size-complex="14pt"/>
    </style:style>
    <style:style style:name="T3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4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T5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T6" style:family="text">
      <style:text-properties fo:color="#000000" style:font-name="ISOCPEUR" fo:font-size="7pt" fo:language="ru" fo:country="RU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T7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8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T9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T10" style:family="text">
      <style:text-properties fo:color="#000000" style:font-name="ISOCPEUR" fo:font-size="7pt" fo:font-style="italic" style:font-name-asian="Times New Roman" style:font-size-asian="7pt" style:font-style-asian="italic" style:font-name-complex="Times New Roman" style:font-size-complex="7pt" style:language-complex="ar" style:country-complex="S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7" style:family="graphic">
      <style:graphic-properties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2" text:separation-character="." text:name="Drawing"/>
        <text:sequence-decl text:display-outline-level="0" text:name="Рисунок 3.2"/>
      </text:sequence-decls>
      <text:h text:style-name="P1" text:outline-level="1" text:is-list-header="true"><text:span text:style-name="T2">Заключение.</text:span></text:h>
      <text:p text:style-name="P2"><text:span text:style-name="T1">В данной работе разработано программное обеспечение для автоматической авторизации пользователей ОС Unix по изображению лица.</text:span></text:p>
      <text:p text:style-name="P2"><text:span text:style-name="T1">Данный программный продукт полностью удовлетворяет требованиям, предъявленным к проектируемой системе и описанным в техническом задании на разработку продукта.</text:span></text:p>
      <text:p text:style-name="P2"><text:span text:style-name="T1">В результате разработки программного обеспечения, решены следующие задачи:</text:span></text:p>
      <text:list xml:id="list896067104" text:style-name="L2">
        <text:list-item>
          <text:p text:style-name="P3"><text:span text:style-name="T1">Обоснована актуальность темы;</text:span></text:p>
        </text:list-item>
        <text:list-item>
          <text:p text:style-name="P3"><text:span text:style-name="T1">Проведен анализ существующих систем;</text:span></text:p>
        </text:list-item>
        <text:list-item>
          <text:p text:style-name="P3"><text:span text:style-name="T1">Разработана модульная структура ПО;</text:span></text:p>
        </text:list-item>
        <text:list-item>
          <text:p text:style-name="P3"><text:span text:style-name="T1">Составлена диаграмма классов;</text:span></text:p>
        </text:list-item>
        <text:list-item>
          <text:p text:style-name="P3"><text:span text:style-name="T1">Разработан пользовательский интерфейс;</text:span></text:p>
        </text:list-item>
        <text:list-item>
          <text:p text:style-name="P3"><text:span text:style-name="T1">Выполнена программная реализация продукта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3" svg:font-family="'Times New Roman'"/>
    <style:font-face style:name="Times New Roman2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4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default-outline-level="1" style:class="text">
      <style:paragraph-properties fo:margin-top="0.423cm" fo:margin-bottom="0.212cm" fo:keep-with-next="always" text:number-lines="true" text:line-number="3">
        <style:tab-stops/>
      </style:paragraph-properties>
      <style:text-properties style:font-name="Times New Roman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fo:line-height="150%" fo:text-align="justify" style:justify-single-word="false" fo:orphans="2" fo:hyphenation-ladder-count="no-limit" fo:text-indent="1cm" style:auto-text-indent="false" style:page-number="auto" fo:background-color="transparent" style:shadow="none">
        <style:tab-stops/>
        <style:background-image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Subtitle" style:family="paragraph" style:parent-style-name="Title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Title" style:next-style-name="Text_20_body" style:default-outline-level="" style:list-style-name="Numbering_20_2" style:class="text" style:master-page-name="">
      <style:paragraph-properties style:page-number="auto" fo:background-color="transparent" style:shadow="none" text:number-lines="true" text:line-number="3">
        <style:tab-stops/>
        <style:background-image/>
      </style:paragraph-properties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text:number-lines="false" text:line-number="0">
        <style:tab-stops/>
      </style:paragraph-properties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Основной_20_текст_20_2" style:display-name="Основной текст 2" style:family="paragraph" style:parent-style-name="Standard">
      <style:paragraph-properties fo:margin-left="0cm" fo:margin-right="0cm" fo:line-height="150%" fo:text-align="start" style:justify-single-word="false" fo:orphans="2" fo:widows="2" fo:text-indent="1.501cm" style:auto-text-indent="false"/>
      <style:text-properties fo:font-size="14pt" style:font-size-asian="14pt" style:font-size-complex="14pt"/>
    </style:style>
    <style:style style:name="Стиль2" style:family="paragraph" style:parent-style-name="Standard" style:list-style-name="WW8Num1">
      <style:paragraph-properties fo:margin-left="1.905cm" fo:margin-right="0cm" fo:line-height="150%" fo:text-align="start" style:justify-single-word="false" fo:orphans="2" fo:widows="2" fo:text-indent="-0.905cm" style:auto-text-indent="false">
        <style:tab-stops>
          <style:tab-stop style:position="1.905cm"/>
        </style:tab-stops>
      </style:paragraph-properties>
      <style:text-properties fo:font-size="14pt" style:font-size-asian="14pt" style:font-size-complex="14pt"/>
    </style:style>
    <style:style style:name="Безымянный1" style:family="paragraph" style:parent-style-name="Heading_20_2" style:default-outline-level="" style:list-style-name="Numbering_20_4" style:class="text"/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size="14pt" fo:font-weight="normal" style:font-name-asian="Lucida Sans Unicode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Рисунок_20_3.2" style:display-name="Рисунок 3.2" style:family="paragraph" style:parent-style-name="Caption"/>
    <style:style style:name="Drawing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text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 text:start-value="5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2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cm" fo:text-indent="-0.4cm" fo:margin-left="1.035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736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55cm" fo:text-indent="-0.45cm" fo:margin-left="2.185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2cm" fo:text-indent="-0.395cm" fo:margin-left="2.635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2.395cm" fo:text-indent="-0.395cm" fo:margin-left="3.03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2.79cm" fo:text-indent="-0.395cm" fo:margin-left="3.425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3.186cm" fo:text-indent="-0.395cm" fo:margin-left="3.821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3.581cm" fo:text-indent="-0.395cm" fo:margin-left="4.216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3.976cm" fo:text-indent="-0.395cm" fo:margin-left="4.611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4.371cm" fo:text-indent="-0.395cm" fo:margin-left="5.006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>
      <style:paragraph-properties style:writing-mode="lr-tb"/>
    </style:style>
    <style:style style:name="MP2" style:family="paragraph">
      <style:paragraph-properties fo:text-align="center" style:writing-mode="lr-tb"/>
    </style:style>
    <style:style style:name="MP3" style:family="paragraph">
      <style:paragraph-properties fo:text-align="center" style:writing-mode="lr-tb"/>
      <style:text-properties fo:font-size="8.5pt" style:font-size-asian="8.5pt" style:font-size-complex="8.5pt"/>
    </style:style>
    <style:style style:name="MP4" style:family="paragraph">
      <style:paragraph-properties fo:text-align="center" style:writing-mode="lr-tb"/>
      <style:text-properties fo:font-size="8pt" style:font-size-asian="8pt" style:font-size-complex="8pt"/>
    </style:style>
    <style:style style:name="MP5" style:family="paragraph">
      <style:paragraph-properties fo:text-align="center" style:writing-mode="lr-tb"/>
      <style:text-properties fo:font-size="7pt" style:font-size-asian="7pt" style:font-size-complex="7pt"/>
    </style:style>
    <style:style style:name="MP6" style:family="paragraph">
      <style:paragraph-properties fo:text-align="justify" style:writing-mode="lr-tb"/>
    </style:style>
    <style:style style:name="MT1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MT2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MT3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MT4" style:family="text">
      <style:text-properties fo:color="#000000" style:font-name="ISOCPEUR" fo:font-size="7pt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MT5" style:family="text">
      <style:text-properties fo:color="#000000" style:font-name="ISOCPEUR" fo:font-size="7pt" fo:language="ru" fo:country="RU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MT6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MT7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MT8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M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Mgr7" style:family="graphic">
      <style:graphic-properties style:run-through="background"/>
    </style:style>
    <style:page-layout style:name="Mpm1">
      <style:page-layout-properties fo:page-width="21.001cm" fo:page-height="29.7cm" style:num-format="1" style:print-orientation="portrait" fo:margin-top="2cm" fo:margin-bottom="2.3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5.0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g text:anchor-type="char" draw:z-index="1" draw:style-name="Mgr1"><draw:custom-shape draw:style-name="Mgr2" draw:text-style-name="MP1" svg:width="18.303cm" svg:height="28.304cm" svg:x="-0.388cm" svg:y="-1.274cm"><text:p/><draw:enhanced-geometry svg:viewBox="0 0 21600 21600" draw:type="rectangle" draw:enhanced-path="M 0 0 L 21600 0 21600 21600 0 21600 0 0 Z N"/></draw:custom-shape><draw:line draw:style-name="Mgr3" draw:text-style-name="MP2" svg:x1="0.612cm" svg:y1="25.541cm" svg:x2="0.614cm" svg:y2="27.012cm"><text:p/></draw:line><draw:line draw:style-name="Mgr3" draw:text-style-name="MP2" svg:x1="-0.379cm" svg:y1="25.527cm" svg:x2="17.893cm" svg:y2="25.527cm"><text:p/></draw:line><draw:line draw:style-name="Mgr3" draw:text-style-name="MP2" svg:x1="1.612cm" svg:y1="25.541cm" svg:x2="1.614cm" svg:y2="27.012cm"><text:p/></draw:line><draw:line draw:style-name="Mgr3" draw:text-style-name="MP2" svg:x1="4.112cm" svg:y1="25.541cm" svg:x2="4.114cm" svg:y2="27.012cm"><text:p/></draw:line><draw:line draw:style-name="Mgr3" draw:text-style-name="MP2" svg:x1="5.611cm" svg:y1="25.557cm" svg:x2="5.613cm" svg:y2="27.014cm"><text:p/></draw:line><draw:line draw:style-name="Mgr3" draw:text-style-name="MP2" svg:x1="6.613cm" svg:y1="25.541cm" svg:x2="6.615cm" svg:y2="26.998cm"><text:p/></draw:line><draw:line draw:style-name="Mgr3" draw:text-style-name="MP2" svg:x1="16.912cm" svg:y1="25.541cm" svg:x2="16.916cm" svg:y2="27.012cm"><text:p/></draw:line><draw:line draw:style-name="Mgr4" draw:text-style-name="MP2" svg:x1="-0.379cm" svg:y1="26.027cm" svg:x2="6.594cm" svg:y2="26.029cm"><text:p/></draw:line><draw:line draw:style-name="Mgr3" draw:text-style-name="MP2" svg:x1="-0.379cm" svg:y1="26.528cm" svg:x2="6.594cm" svg:y2="26.528cm"><text:p/></draw:line><draw:line draw:style-name="Mgr4" draw:text-style-name="MP2" svg:x1="16.925cm" svg:y1="26.035cm" svg:x2="17.904cm" svg:y2="26.035cm"><text:p/></draw:line><draw:frame draw:style-name="Mgr5" draw:text-style-name="MP2" svg:width="0.914cm" svg:height="0.436cm" svg:x="-0.339cm" svg:y="26.537cm"><draw:text-box><text:p text:style-name="MP2"><text:span text:style-name="MT1">Изм.</text:span></text:p></draw:text-box></draw:frame><draw:frame draw:style-name="Mgr5" draw:text-style-name="MP2" svg:width="0.916cm" svg:height="0.436cm" svg:x="0.642cm" svg:y="26.537cm"><draw:text-box><text:p text:style-name="MP2"><text:span text:style-name="MT1">Лист</text:span></text:p></draw:text-box></draw:frame><draw:frame draw:style-name="Mgr5" draw:text-style-name="MP2" svg:width="2.354cm" svg:height="0.436cm" svg:x="1.686cm" svg:y="26.537cm"><draw:text-box><text:p text:style-name="MP2"><text:span text:style-name="MT1">№ </text:span><text:span text:style-name="MT1">докум.</text:span></text:p></draw:text-box></draw:frame><draw:frame draw:style-name="Mgr5" draw:text-style-name="MP2" svg:width="1.403cm" svg:height="0.436cm" svg:x="4.161cm" svg:y="26.537cm"><draw:text-box><text:p text:style-name="MP2"><text:span text:style-name="MT2">Подпись</text:span></text:p></draw:text-box></draw:frame><draw:frame draw:style-name="Mgr5" draw:text-style-name="MP3" svg:width="0.914cm" svg:height="0.436cm" svg:x="5.655cm" svg:y="26.537cm"><draw:text-box><text:p text:style-name="MP2"><text:span text:style-name="MT3">Дата</text:span></text:p></draw:text-box></draw:frame><draw:frame draw:style-name="Mgr5" draw:text-style-name="MP2" svg:width="0.916cm" svg:height="0.436cm" svg:x="16.942cm" svg:y="25.571cm"><draw:text-box><text:p text:style-name="MP2"><text:span text:style-name="MT1">Лист</text:span></text:p></draw:text-box></draw:frame><draw:custom-shape draw:style-name="Mgr6" draw:text-style-name="MP1" svg:width="0.916cm" svg:height="0.599cm" svg:x="16.951cm" svg:y="26.227cm"><text:p/><draw:enhanced-geometry svg:viewBox="0 0 21600 21600" draw:type="mso-spt202" draw:enhanced-path="M 0 0 L 21600 0 21600 21600 0 21600 0 0 Z N"/></draw:custom-shape><draw:frame draw:style-name="Mgr5" draw:text-style-name="MP2" svg:width="10.134cm" svg:height="0.675cm" svg:x="6.689cm" svg:y="25.927cm"><draw:text-box><text:p text:style-name="MP2"><text:span text:style-name="MT4">Список литературы</text:span></text:p></draw:text-box></draw:frame></draw:g></text:p>
      </style:head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Header"><draw:g text:anchor-type="char" draw:z-index="0" draw:style-name="Mgr1"><draw:custom-shape draw:style-name="Mgr2" draw:text-style-name="MP1" svg:width="18.303cm" svg:height="28.304cm" svg:x="-0.298cm" svg:y="-1.432cm"><text:p/><draw:enhanced-geometry svg:viewBox="0 0 21600 21600" draw:type="rectangle" draw:enhanced-path="M 0 0 L 21600 0 21600 21600 0 21600 0 0 Z N"/></draw:custom-shape><draw:line draw:style-name="Mgr3" draw:text-style-name="MP2" svg:x1="0.608cm" svg:y1="22.885cm" svg:x2="0.61cm" svg:y2="24.353cm"><text:p/></draw:line><draw:line draw:style-name="Mgr3" draw:text-style-name="MP2" svg:x1="-0.29cm" svg:y1="22.871cm" svg:x2="17.982cm" svg:y2="22.871cm"><text:p/></draw:line><draw:line draw:style-name="Mgr3" draw:text-style-name="MP2" svg:x1="1.7cm" svg:y1="22.897cm" svg:x2="1.702cm" svg:y2="26.855cm"><text:p/></draw:line><draw:line draw:style-name="Mgr3" draw:text-style-name="MP2" svg:x1="4.201cm" svg:y1="22.897cm" svg:x2="4.203cm" svg:y2="26.855cm"><text:p/></draw:line><draw:line draw:style-name="Mgr3" draw:text-style-name="MP2" svg:x1="5.7cm" svg:y1="22.897cm" svg:x2="5.702cm" svg:y2="26.855cm"><text:p/></draw:line><draw:line draw:style-name="Mgr3" draw:text-style-name="MP2" svg:x1="6.702cm" svg:y1="22.885cm" svg:x2="6.704cm" svg:y2="26.841cm"><text:p/></draw:line><draw:line draw:style-name="Mgr3" draw:text-style-name="MP2" svg:x1="14.204cm" svg:y1="24.379cm" svg:x2="14.208cm" svg:y2="25.36cm"><text:p/></draw:line><draw:line draw:style-name="Mgr4" draw:text-style-name="MP2" svg:x1="-0.29cm" svg:y1="25.869cm" svg:x2="6.683cm" svg:y2="25.871cm"><text:p/></draw:line><draw:line draw:style-name="Mgr4" draw:text-style-name="MP2" svg:x1="-0.29cm" svg:y1="26.37cm" svg:x2="6.683cm" svg:y2="26.37cm"><text:p/></draw:line><draw:frame draw:style-name="Mgr5" draw:text-style-name="MP2" svg:width="0.809cm" svg:height="0.436cm" svg:x="-0.249cm" svg:y="23.905cm"><draw:text-box><text:p text:style-name="MP2"><text:span text:style-name="MT1">Изм</text:span></text:p></draw:text-box></draw:frame><draw:frame draw:style-name="Mgr5" draw:text-style-name="MP2" svg:width="1.006cm" svg:height="0.436cm" svg:x="0.663cm" svg:y="23.905cm"><draw:text-box><text:p text:style-name="MP2"><text:span text:style-name="MT1">Лист</text:span></text:p></draw:text-box></draw:frame><draw:frame draw:style-name="Mgr5" draw:text-style-name="MP2" svg:width="2.354cm" svg:height="0.436cm" svg:x="1.776cm" svg:y="23.905cm"><draw:text-box><text:p text:style-name="MP2"><text:span text:style-name="MT1">№ </text:span><text:span text:style-name="MT1">докум.</text:span></text:p></draw:text-box></draw:frame><draw:frame draw:style-name="Mgr5" draw:text-style-name="MP4" svg:width="1.403cm" svg:height="0.436cm" svg:x="4.251cm" svg:y="23.905cm"><draw:text-box><text:p text:style-name="MP2"><text:span text:style-name="MT2">Подпись</text:span></text:p></draw:text-box></draw:frame><draw:frame draw:style-name="Mgr5" draw:text-style-name="MP3" svg:width="0.914cm" svg:height="0.436cm" svg:x="5.745cm" svg:y="23.905cm"><draw:text-box><text:p text:style-name="MP2"><text:span text:style-name="MT3">Дата</text:span></text:p></draw:text-box></draw:frame><draw:frame draw:style-name="Mgr5" draw:text-style-name="MP2" svg:width="1.35cm" svg:height="0.436cm" svg:x="14.266cm" svg:y="24.395cm"><draw:text-box><text:p text:style-name="MP2"><text:span text:style-name="MT1">Лист</text:span></text:p></draw:text-box></draw:frame><draw:custom-shape draw:style-name="Mgr6" draw:text-style-name="MP1" svg:width="1.35cm" svg:height="0.438cm" svg:x="14.277cm" svg:y="24.922cm"><text:p/><draw:enhanced-geometry svg:viewBox="0 0 21600 21600" draw:type="mso-spt202" draw:enhanced-path="M 0 0 L 21600 0 21600 21600 0 21600 0 0 Z N"/></draw:custom-shape><draw:frame draw:style-name="Mgr5" draw:text-style-name="MP5" svg:width="11.127cm" svg:height="0.675cm" svg:x="6.803cm" svg:y="23.307cm"><draw:text-box><text:p text:style-name="MP2"><text:span text:style-name="MT5">Заключение</text:span></text:p></draw:text-box></draw:frame><draw:line draw:style-name="Mgr3" draw:text-style-name="MP2" svg:x1="-0.286cm" svg:y1="24.37cm" svg:x2="17.986cm" svg:y2="24.37cm"><text:p/></draw:line><draw:line draw:style-name="Mgr3" draw:text-style-name="MP2" svg:x1="-0.279cm" svg:y1="23.876cm" svg:x2="6.694cm" svg:y2="23.876cm"><text:p/></draw:line><draw:line draw:style-name="Mgr4" draw:text-style-name="MP2" svg:x1="-0.29cm" svg:y1="23.37cm" svg:x2="6.683cm" svg:y2="23.37cm"><text:p/></draw:line><draw:line draw:style-name="Mgr4" draw:text-style-name="MP2" svg:x1="-0.29cm" svg:y1="25.37cm" svg:x2="6.683cm" svg:y2="25.37cm"><text:p/></draw:line><draw:line draw:style-name="Mgr4" draw:text-style-name="MP2" svg:x1="-0.29cm" svg:y1="24.866cm" svg:x2="6.683cm" svg:y2="24.866cm"><text:p/></draw:line><draw:g draw:style-name="Mgr7"><draw:frame draw:style-name="Mgr5" draw:text-style-name="MP6" svg:width="1.945cm" svg:height="0.438cm" svg:x="-0.273cm" svg:y="24.418cm"><draw:text-box><text:p text:style-name="MP6"><text:span text:style-name="MT1"><text:s/></text:span><text:span text:style-name="MT1">Разраб.</text:span></text:p></draw:text-box></draw:frame></draw:g><draw:g draw:style-name="Mgr7"><draw:frame draw:style-name="Mgr5" draw:text-style-name="MP6" svg:width="1.945cm" svg:height="0.436cm" svg:x="-0.273cm" svg:y="24.899cm"><draw:text-box><text:p text:style-name="MP6"><text:span text:style-name="MT1"><text:s/></text:span><text:span text:style-name="MT6">Руковод</text:span><text:span text:style-name="MT1">.</text:span></text:p></draw:text-box></draw:frame></draw:g><draw:g draw:style-name="Mgr7"><draw:frame draw:style-name="Mgr5" draw:text-style-name="MP6" svg:width="1.945cm" svg:height="0.436cm" svg:x="-0.273cm" svg:y="25.402cm"><draw:text-box><text:p text:style-name="MP6"><text:span text:style-name="MT6"><text:s/></text:span><text:span text:style-name="MT6">Консул</text:span><text:span text:style-name="MT1">.</text:span></text:p></draw:text-box></draw:frame></draw:g><draw:g draw:style-name="Mgr7"><draw:frame draw:style-name="Mgr5" draw:text-style-name="MP6" svg:width="1.945cm" svg:height="0.438cm" svg:x="-0.273cm" svg:y="25.899cm"><draw:text-box><text:p text:style-name="MP6"><text:span text:style-name="MT1"><text:s/></text:span><text:span text:style-name="MT1">Н. Контр.</text:span></text:p></draw:text-box></draw:frame><draw:custom-shape draw:style-name="Mgr6" draw:text-style-name="MP1" svg:width="2.352cm" svg:height="0.438cm" svg:x="1.773cm" svg:y="25.899cm"><text:p/><draw:enhanced-geometry svg:viewBox="0 0 21600 21600" draw:type="mso-spt202" draw:enhanced-path="M 0 0 L 21600 0 21600 21600 0 21600 0 0 Z N"/></draw:custom-shape></draw:g><draw:g draw:style-name="Mgr7"><draw:frame draw:style-name="Mgr5" draw:text-style-name="MP6" svg:width="1.945cm" svg:height="0.436cm" svg:x="-0.273cm" svg:y="26.379cm"><draw:text-box><text:p text:style-name="MP6"><text:span text:style-name="MT1"><text:s/></text:span><text:span text:style-name="MT6">Зав.каф</text:span><text:span text:style-name="MT1">.</text:span></text:p></draw:text-box></draw:frame><draw:frame draw:style-name="Mgr5" draw:text-style-name="MP6" svg:width="2.352cm" svg:height="0.436cm" svg:x="1.771cm" svg:y="26.379cm"><draw:text-box><text:p text:style-name="MP6"><text:span text:style-name="MT6">Поляков В.М.</text:span></text:p></draw:text-box></draw:frame></draw:g><draw:line draw:style-name="Mgr3" draw:text-style-name="MP2" svg:x1="12.703cm" svg:y1="24.379cm" svg:x2="12.705cm" svg:y2="26.841cm"><text:p/></draw:line><draw:frame draw:style-name="Mgr5" draw:text-style-name="MP2" svg:width="5.758cm" svg:height="2.276cm" svg:x="6.828cm" svg:y="24.485cm"><draw:text-box><text:p text:style-name="MP2"><text:span text:style-name="MT7">ПРОГРАММНОЕ ОБЕСПЕЧЕНИЕ ДЛЯ АВТОМАТИЧЕСКОЙ АВТОРИЗАЦИИ ПОЛЬЗОВАТЕЛЕЙ ОС UNIX</text:span></text:p></draw:text-box></draw:frame><draw:line draw:style-name="Mgr3" draw:text-style-name="MP2" svg:x1="12.715cm" svg:y1="24.871cm" svg:x2="17.994cm" svg:y2="24.871cm"><text:p/></draw:line><draw:line draw:style-name="Mgr3" draw:text-style-name="MP2" svg:x1="12.712cm" svg:y1="25.37cm" svg:x2="17.991cm" svg:y2="25.372cm"><text:p/></draw:line><draw:line draw:style-name="Mgr3" draw:text-style-name="MP2" svg:x1="15.703cm" svg:y1="24.379cm" svg:x2="15.705cm" svg:y2="25.36cm"><text:p/></draw:line><draw:frame draw:style-name="Mgr5" draw:text-style-name="MP2" svg:width="1.348cm" svg:height="0.436cm" svg:x="12.783cm" svg:y="24.395cm"><draw:text-box><text:p text:style-name="MP2"><text:span text:style-name="MT1">Лит.</text:span></text:p></draw:text-box></draw:frame><draw:frame draw:style-name="Mgr5" draw:text-style-name="MP2" svg:width="2.13cm" svg:height="0.436cm" svg:x="15.776cm" svg:y="24.395cm"><draw:text-box><text:p text:style-name="MP2"><text:span text:style-name="MT1">Листов</text:span></text:p></draw:text-box></draw:frame><draw:custom-shape draw:style-name="Mgr6" draw:text-style-name="MP1" svg:width="2.128cm" svg:height="0.436cm" svg:x="15.799cm" svg:y="24.906cm"><text:p/><draw:enhanced-geometry svg:viewBox="0 0 21600 21600" draw:type="mso-spt202" draw:enhanced-path="M 0 0 L 21600 0 21600 21600 0 21600 0 0 Z N"/></draw:custom-shape><draw:line draw:style-name="Mgr4" draw:text-style-name="MP2" svg:x1="13.206cm" svg:y1="24.883cm" svg:x2="13.208cm" svg:y2="25.361cm"><text:p/></draw:line><draw:line draw:style-name="Mgr4" draw:text-style-name="MP2" svg:x1="13.703cm" svg:y1="24.883cm" svg:x2="13.705cm" svg:y2="25.361cm"><text:p/></draw:line><draw:frame draw:style-name="Mgr5" draw:text-style-name="MP2" svg:width="5.134cm" svg:height="0.623cm" svg:x="12.783cm" svg:y="25.758cm"><draw:text-box><text:p text:style-name="MP2"><text:span text:style-name="MT8">СКФ БГТУ им. В.Г.Шухова, ПВ-41</text:span></text:p></draw:text-box></draw:frame></draw:g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Студент</meta:initial-creator>
    <meta:creation-date>2011-02-16T12:29:40.92</meta:creation-date>
    <meta:generator>OpenOffice.org/3.2$Unix OpenOffice.org_project/320m19$Build-9505</meta:generator>
    <dc:date>2011-05-29T17:36:45</dc:date>
    <meta:editing-duration>PT06H39M18S</meta:editing-duration>
    <meta:editing-cycles>118</meta:editing-cycles>
    <meta:document-statistic meta:table-count="0" meta:image-count="0" meta:object-count="0" meta:page-count="1" meta:paragraph-count="10" meta:word-count="69" meta:character-count="584"/>
    <meta:user-defined meta:name="Поле 1"/>
    <meta:user-defined meta:name="Поле 2"/>
    <meta:user-defined meta:name="Поле 3"/>
    <meta:user-defined meta:name="Поле 4"/>
  </office:meta>
</office:document-meta>
</file>